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Helvetica, Arial, serif"/>
    <style:font-face style:name="PT Sans" svg:font-family="'PT Sans'"/>
    <style:font-face style:name="Tahoma2" svg:font-family="Tahoma"/>
    <style:font-face style:name="Tahoma" svg:font-family="Tahoma, Verdana, Arial"/>
    <style:font-face style:name="Ubuntu" svg:font-family="Ubuntu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margin-left="0cm" fo:margin-right="0cm" fo:margin-top="0cm" fo:margin-bottom="0.499cm" loext:contextual-spacing="false" fo:line-height="115%" fo:text-align="justify" style:justify-single-word="false" fo:orphans="2" fo:widows="2" fo:text-indent="0cm" style:auto-text-indent="false"/>
      <style:text-properties officeooo:paragraph-rsid="00222bad"/>
    </style:style>
    <style:style style:name="P3" style:family="paragraph" style:parent-style-name="Text_20_body">
      <style:paragraph-properties fo:margin-left="0cm" fo:margin-right="0cm" fo:margin-top="0.265cm" fo:margin-bottom="0.265cm" loext:contextual-spacing="false" fo:line-height="115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.265cm" fo:margin-bottom="0.265cm" loext:contextual-spacing="false" fo:line-height="115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222bad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5c626b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5c626b" style:font-name="Helvetica Neue" fo:font-size="10.5pt" fo:letter-spacing="normal" fo:font-style="normal" fo:font-weight="normal" officeooo:rsid="001cb48b"/>
    </style:style>
    <style:style style:name="T3" style:family="text">
      <style:text-properties fo:font-variant="normal" fo:text-transform="none" fo:color="#5c626b" style:font-name="Helvetica Neue" fo:font-size="10.5pt" fo:letter-spacing="normal" fo:font-style="normal" fo:font-weight="normal" officeooo:rsid="001f9774"/>
    </style:style>
    <style:style style:name="T4" style:family="text">
      <style:text-properties fo:font-variant="normal" fo:text-transform="none" fo:color="#5c626b" style:font-name="Helvetica Neue" fo:font-size="10.5pt" fo:letter-spacing="normal" fo:font-style="normal" fo:font-weight="bold"/>
    </style:style>
    <style:style style:name="T5" style:family="text">
      <style:text-properties fo:font-variant="normal" fo:text-transform="none" fo:color="#5c626b" fo:letter-spacing="normal"/>
    </style:style>
    <style:style style:name="T6" style:family="text">
      <style:text-properties fo:font-variant="normal" fo:text-transform="none" fo:color="#5c626b" fo:letter-spacing="normal" fo:font-style="normal"/>
    </style:style>
    <style:style style:name="T7" style:family="text">
      <style:text-properties fo:font-variant="normal" fo:text-transform="none" fo:color="#5c626b" fo:letter-spacing="normal" fo:font-style="normal" fo:font-weight="normal"/>
    </style:style>
    <style:style style:name="T8" style:family="text">
      <style:text-properties fo:font-variant="normal" fo:text-transform="none" fo:color="#5c626b" fo:letter-spacing="normal" fo:font-style="normal" fo:font-weight="normal" officeooo:rsid="001cb48b"/>
    </style:style>
    <style:style style:name="T9" style:family="text">
      <style:text-properties fo:font-variant="normal" fo:text-transform="none" fo:color="#5c626b" fo:letter-spacing="normal" fo:font-style="normal" fo:font-weight="normal" officeooo:rsid="001f9774"/>
    </style:style>
    <style:style style:name="T10" style:family="text">
      <style:text-properties fo:font-variant="normal" fo:text-transform="none" fo:color="#5c626b" fo:letter-spacing="normal" fo:font-style="normal" officeooo:rsid="001cb48b"/>
    </style:style>
    <style:style style:name="T11" style:family="text">
      <style:text-properties fo:font-variant="normal" fo:text-transform="none" fo:color="#5c626b" fo:letter-spacing="normal" fo:font-style="normal" officeooo:rsid="001f9774"/>
    </style:style>
    <style:style style:name="T12" style:family="text">
      <style:text-properties fo:font-variant="normal" fo:text-transform="none" fo:color="#5c626b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5c626b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5c626b" style:text-line-through-style="none" style:text-line-through-type="none" style:font-name="Times New Roman" fo:font-size="10.5pt" fo:letter-spacing="normal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5c626b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5c626b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7" style:family="text">
      <style:text-properties fo:font-variant="normal" fo:text-transform="none" fo:color="#5c626b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5c626b" style:text-line-through-style="none" style:text-line-through-type="none" style:font-name="Times New Roman" fo:font-size="12pt" fo:letter-spacing="normal" fo:font-style="normal" style:text-underline-style="none" style:text-blinking="false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5c626b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5c626b" fo:font-size="10.5pt" fo:letter-spacing="normal" fo:font-style="normal" fo:font-weight="normal"/>
    </style:style>
    <style:style style:name="T21" style:family="text">
      <style:text-properties fo:font-variant="normal" fo:text-transform="none" fo:color="#5c626b" fo:font-size="10.5pt" fo:letter-spacing="normal" fo:font-style="normal" fo:font-weight="normal" officeooo:rsid="001cb48b"/>
    </style:style>
    <style:style style:name="T22" style:family="text">
      <style:text-properties fo:font-variant="normal" fo:text-transform="none" fo:color="#5c626b" fo:font-size="10.5pt" fo:letter-spacing="normal" fo:font-style="normal" fo:font-weight="normal" officeooo:rsid="001f9774"/>
    </style:style>
    <style:style style:name="T23" style:family="text">
      <style:text-properties fo:font-variant="normal" fo:text-transform="none" fo:color="#5c626b" fo:font-size="10.5pt" fo:letter-spacing="normal" fo:font-style="normal" fo:font-weight="bold"/>
    </style:style>
    <style:style style:name="T24" style:family="text">
      <style:text-properties fo:font-variant="normal" fo:text-transform="none" fo:color="#5c626b" style:font-name="Times New Roman" fo:font-size="10.5pt" fo:letter-spacing="normal" fo:font-style="normal" fo:font-weight="normal"/>
    </style:style>
    <style:style style:name="T25" style:family="text">
      <style:text-properties fo:font-variant="normal" fo:text-transform="none" fo:color="#5c626b" style:font-name="Times New Roman" fo:font-size="10.5pt" fo:letter-spacing="normal" fo:font-style="normal" fo:font-weight="bold"/>
    </style:style>
    <style:style style:name="T26" style:family="text">
      <style:text-properties fo:font-variant="normal" fo:text-transform="none" fo:color="#5c626b" style:font-name="Times New Roman" fo:letter-spacing="normal" fo:font-style="normal" fo:font-weight="normal"/>
    </style:style>
    <style:style style:name="T27" style:family="text">
      <style:text-properties fo:font-variant="normal" fo:text-transform="none" fo:color="#5c626b" style:font-name="Times New Roman" fo:letter-spacing="normal" fo:font-style="normal" fo:font-weight="bold"/>
    </style:style>
    <style:style style:name="T28" style:family="text">
      <style:text-properties fo:font-variant="normal" fo:text-transform="none" fo:color="#5c626b" style:font-name="Times New Roman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5c626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5c626b" style:font-name="Times New Roman" fo:font-size="12pt" fo:letter-spacing="normal" fo:font-style="normal" fo:font-weight="bold" style:font-size-asian="12pt" style:font-size-complex="12pt"/>
    </style:style>
    <style:style style:name="T31" style:family="text">
      <style:text-properties fo:font-variant="normal" fo:text-transform="none" fo:color="#5c626b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5c626b" style:font-name="Times New Roman" fo:font-size="12pt" fo:letter-spacing="normal" fo:font-style="normal" style:font-size-asian="12pt" style:font-size-complex="12pt"/>
    </style:style>
    <style:style style:name="T33" style:family="text">
      <style:text-properties fo:font-variant="normal" fo:text-transform="none" fo:color="#497c95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fffff" loext:char-shading-value="0"/>
    </style:style>
    <style:style style:name="T34" style:family="text">
      <style:text-properties fo:font-variant="normal" fo:text-transform="none" fo:color="#497c95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497c95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36" style:family="text">
      <style:text-properties fo:font-variant="normal" fo:text-transform="none" fo:color="#497c95" style:text-line-through-style="none" style:text-line-through-type="none" style:font-name="Times New Roman" fo:font-size="10.5pt" fo:letter-spacing="normal" fo:font-style="normal" style:text-underline-style="none" fo:font-weight="normal" style:text-blinking="false" fo:background-color="#ffffff" loext:char-shading-value="0"/>
    </style:style>
    <style:style style:name="T37" style:family="text">
      <style:text-properties fo:font-variant="normal" fo:text-transform="none" fo:color="#497c95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38" style:family="text">
      <style:text-properties fo:font-variant="normal" fo:text-transform="none" fo:color="#497c95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9" style:family="text">
      <style:text-properties fo:font-variant="normal" fo:text-transform="none" fo:color="#497c95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497c95" style:text-line-through-style="none" style:text-line-through-type="none" style:font-name="Times New Roman" fo:font-size="12pt" fo:letter-spacing="normal" fo:font-style="normal" style:text-underline-style="none" style:text-blinking="false" fo:background-color="#ffffff" loext:char-shading-value="0" style:font-size-asian="12pt" style:font-size-complex="12pt"/>
    </style:style>
    <style:style style:name="T41" style:family="text">
      <style:text-properties fo:font-variant="normal" fo:text-transform="none" fo:color="#497c95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43" style:family="text">
      <style:text-properties fo:font-variant="normal" fo:text-transform="none" fo:color="#333333" style:font-name="PT Sans" fo:font-size="12pt" fo:letter-spacing="normal" fo:font-style="normal" fo:font-weight="normal" officeooo:rsid="001db426"/>
    </style:style>
    <style:style style:name="T44" style:family="text">
      <style:text-properties fo:font-variant="normal" fo:text-transform="none" fo:color="#333333" fo:font-size="12pt" fo:letter-spacing="normal" fo:font-style="normal" fo:font-weight="normal"/>
    </style:style>
    <style:style style:name="T45" style:family="text">
      <style:text-properties fo:font-variant="normal" fo:text-transform="none" fo:color="#333333" fo:font-size="12pt" fo:letter-spacing="normal" fo:font-style="normal" fo:font-weight="normal" officeooo:rsid="001db426"/>
    </style:style>
    <style:style style:name="T46" style:family="text">
      <style:text-properties fo:font-variant="normal" fo:text-transform="none" fo:color="#333333" style:font-name="Times New Roman" fo:font-size="12pt" fo:letter-spacing="normal" fo:font-style="normal" fo:font-weight="normal"/>
    </style:style>
    <style:style style:name="T47" style:family="text">
      <style:text-properties fo:font-variant="normal" fo:text-transform="none" fo:color="#333333" style:font-name="Times New Roman" fo:font-size="12pt" fo:letter-spacing="normal" fo:font-style="normal" fo:font-weight="normal" officeooo:rsid="001db426"/>
    </style:style>
    <style:style style:name="T48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49" style:family="text">
      <style:text-properties fo:font-variant="normal" fo:text-transform="none" fo:color="#333333" style:font-name="Times New Roman" fo:font-size="12pt" fo:letter-spacing="normal" fo:font-style="normal" fo:font-weight="normal" officeooo:rsid="001db426" style:font-size-asian="12pt" style:font-size-complex="12pt"/>
    </style:style>
    <style:style style:name="T50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333333" style:font-name="Times New Roman" fo:font-size="12pt" fo:letter-spacing="normal" fo:font-style="normal" fo:font-weight="normal" officeooo:rsid="001db426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333333" style:font-name="Times New Roman" fo:font-size="12pt" fo:letter-spacing="normal" fo:font-style="normal" style:font-size-asian="12pt" style:font-size-complex="12pt"/>
    </style:style>
    <style:style style:name="T53" style:family="text">
      <style:text-properties fo:font-variant="normal" fo:text-transform="none" fo:color="#333333" style:font-name="Times New Roman" fo:font-size="12pt" fo:letter-spacing="normal" fo:font-style="normal" officeooo:rsid="001db426" style:font-size-asian="12pt" style:font-size-complex="12pt"/>
    </style:style>
    <style:style style:name="T54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333333" style:font-name="Times New Roman" fo:font-size="12pt" fo:letter-spacing="normal" fo:font-style="normal" fo:font-weight="bold" officeooo:rsid="001db426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57" style:family="text">
      <style:text-properties fo:font-variant="normal" fo:text-transform="none" fo:color="#333333" style:font-name="Times New Roman" fo:letter-spacing="normal" fo:font-style="normal" fo:font-weight="normal" officeooo:rsid="001db426"/>
    </style:style>
    <style:style style:name="T58" style:family="text">
      <style:text-properties fo:font-variant="normal" fo:text-transform="none" fo:color="#333333" fo:letter-spacing="normal" fo:font-style="normal"/>
    </style:style>
    <style:style style:name="T59" style:family="text">
      <style:text-properties fo:font-variant="normal" fo:text-transform="none" fo:color="#333333" fo:letter-spacing="normal" fo:font-style="normal" fo:font-weight="normal"/>
    </style:style>
    <style:style style:name="T60" style:family="text">
      <style:text-properties fo:font-variant="normal" fo:text-transform="none" fo:color="#333333" fo:letter-spacing="normal" fo:font-style="normal" fo:font-weight="normal" officeooo:rsid="001db426"/>
    </style:style>
    <style:style style:name="T61" style:family="text">
      <style:text-properties fo:font-variant="normal" fo:text-transform="none" fo:color="#333333" fo:letter-spacing="normal" fo:font-style="normal" officeooo:rsid="001db426"/>
    </style:style>
    <style:style style:name="T62" style:family="text">
      <style:text-properties fo:font-variant="normal" fo:text-transform="none" fo:letter-spacing="normal" fo:font-style="normal"/>
    </style:style>
    <style:style style:name="T63" style:family="text">
      <style:text-properties fo:font-variant="normal" fo:text-transform="none" fo:letter-spacing="normal" fo:font-style="normal" officeooo:rsid="001cb48b"/>
    </style:style>
    <style:style style:name="T64" style:family="text">
      <style:text-properties fo:font-variant="normal" fo:text-transform="none" fo:letter-spacing="normal" fo:font-style="normal" officeooo:rsid="001f9774"/>
    </style:style>
    <style:style style:name="T65" style:family="text">
      <style:text-properties fo:font-variant="normal" fo:text-transform="none" fo:letter-spacing="normal" fo:font-style="normal" officeooo:rsid="001db426"/>
    </style:style>
    <style:style style:name="T66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style:font-name="Times New Roman" fo:font-size="12pt" fo:letter-spacing="normal" fo:font-style="normal" fo:font-weight="normal" officeooo:rsid="001db426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Times New Roman" fo:font-size="12pt" fo:letter-spacing="normal" fo:font-style="normal" fo:font-weight="normal" officeooo:rsid="001db426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Times New Roman" fo:font-size="12pt" fo:letter-spacing="normal" fo:font-style="normal" fo:font-weight="normal" officeooo:rsid="001cb48b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font-name="Times New Roman" fo:font-size="12pt" fo:letter-spacing="normal" fo:font-style="normal" fo:font-weight="normal" officeooo:rsid="001f9774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font-name="Times New Roman" fo:font-size="12pt" fo:letter-spacing="normal" fo:font-style="normal" fo:font-weight="normal" officeooo:rsid="001f9e36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font-name="Times New Roman" fo:font-size="12pt" fo:letter-spacing="normal" fo:font-style="normal" fo:font-weight="normal" officeooo:rsid="002021dc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style:font-name="Times New Roman" fo:font-size="12pt" fo:letter-spacing="normal" fo:font-style="normal" fo:font-weight="bold" officeooo:rsid="001cb48b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style:font-name="Times New Roman" fo:font-size="12.75pt" fo:letter-spacing="normal" fo:font-style="normal" fo:font-weight="normal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Helvetica Neue1" fo:font-size="12.75pt" fo:letter-spacing="normal" fo:font-style="normal" fo:font-weight="normal" style:font-size-asian="12pt" style:font-weight-asian="normal" style:font-size-complex="12pt" style:font-weight-complex="normal"/>
    </style:style>
    <style:style style:name="T80" style:family="text">
      <style:text-properties style:font-name="Times New Roman"/>
    </style:style>
    <style:style style:name="T81" style:family="text">
      <style:text-properties style:font-name="Times New Roman" fo:font-size="12pt" style:font-size-asian="12pt" style:font-size-complex="12pt"/>
    </style:style>
    <style:style style:name="T8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4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9">Bydło </text:span><text:span text:style-name="T71">m</text:span><text:span text:style-name="T69">a największe znaczenie spośród wszystkich zwierząt gospodarskich.Do bydła zaliczamy krowy mleczne, jałówki, opasy i młodzież, czyli cielęta. Chów bydła jest bardzo pracochłonny i wymaga systematyczności, za to bydło nie jest szczególnie delikatne. Wyjątkiem są krowy mleczne, u których niedokładne wykonanie czynności udojowych, lub zły dobór pasz zwykle kończy się zapaleniem wymienia lub podwyższoną liczbą komórek somatycznych w mleku. Często przy tym spada mleczność krowy, a mleko w czasie leczenia i kilka dni po nie może być odstawiane do mleczarni. </text:span><text:span text:style-name="T73">W</text:span><text:span text:style-name="T69"> </text:span><text:span text:style-name="T73">r</text:span><text:span text:style-name="T69">ozmieszczeni</text:span><text:span text:style-name="T73">u</text:span><text:span text:style-name="T69"> chowu bydła na świecie można wyróżnić 4 duże obszary: Azja Południowo-Wschodnia, Europa, Stan</text:span><text:span text:style-name="T70">y</text:span><text:span text:style-name="T69"> Zjednoczone, południowo-wschodnia Brazylia. O rozmieszczeniu chowu na świecie decyduja głównie warunki przyrodnicze. Dostęp do naturalnych pastwisk w dużej mierze ułatwia ten rodzaj produkcji zwierzęcej </text:span><text:span text:style-name="T74">a</text:span><text:span text:style-name="T69">le również poziom rozwoju gospodarczego regionu , względy kulturowe i religijne.<text:line-break/>Bydło hodowane obecnie prawie powszechnie na całej kuli ziemskiej, pochodzi od tura europejskiego oraz od tura indyjskiego. Produktami dodatkowymi hodowli bydła obok mięsa (wołowiny i cielęciny), mleka oraz nabiału są skóry i kości, stanowiące cenne surowce przemysłowe. Pogłowie bydła rogatego na świecie systematycznie wzrasta. Największe znaczenie chów bydła ma w krajach europejskich i krajach zasiedlonych przez </text:span><text:span text:style-name="T78">ludność </text:span><text:span text:style-name="T69">pochodzenia europejskiego. Statystycznie największe pogłowie bydła posiadają </text:span><text:span text:style-name="Strong_20_Emphasis"><text:span text:style-name="T69">Indie </text:span></text:span><text:span text:style-name="T69">jednakże z przyczyn religijnych, zwierzęta te nie są wykorzystywane gospodarczo. Zgodnie z hinduistycznymi pismami świętymi, krowa powinna być traktowana jako jedna z siedmiu matek człowieka gdyż jako dawczyni mleka staje się jego karmicielk</text:span><text:span text:style-name="T70">ą</text:span><text:span text:style-name="T69">. Wbrew panujacemu na Zachodzie przekonaniu hinduiści nie czcz</text:span><text:span text:style-name="T70">ą</text:span><text:span text:style-name="T69"> krów ale staraja się im zapewnić ochronę co przejawia się łagodnym traktowaniem (nie spożywaja wołowiny). Bydło indyjskie, w pewnej części bezpańskie i zwykle żywiące się samopas, stanowi poważne obciążenie dla gospodarki kraju. W wielu miastach święte krowy tamują nawet </text:span><text:span text:style-name="T78">ruch </text:span><text:span text:style-name="T69">uliczny. Przeciętna mleczność krów, wskutek złego ich stanu zdrowia i odżywiania, jest tu prawie 10-krotnie mniejsza niż krów zachodnioeuropejskich. Poza Indiami, w Azji znaczne ilości bydła posiadają </text:span><text:span text:style-name="Strong_20_Emphasis"><text:span text:style-name="T69">Chiny</text:span></text:span><text:span text:style-name="T69">. Hodowla skupia się głównie w Chinach Zachodnich i Północnych. W prowincjach południowych bydło jest wykorzystywane często jako siła pociągowa przy uprawie roli. Na szerszą skalę nie wykształciła się tutaj tradycja spożywania nabiału. Pozostali znaczniejsi hodowcy azjatyccy to: </text:span><text:span text:style-name="Strong_20_Emphasis"><text:span text:style-name="T69">Bangladesz</text:span></text:span><text:span text:style-name="T69">, </text:span><text:span text:style-name="Strong_20_Emphasis"><text:span text:style-name="T69">Pakistan </text:span></text:span><text:span text:style-name="T69">i </text:span><text:span text:style-name="Strong_20_Emphasis"><text:span text:style-name="T69">Turcja</text:span></text:span><text:span text:style-name="T69">. Największa intensywność hodowli występuje w krajach europejskich. Do dużej koncentracji chowu bydła na tym kontynencie w znacznym stopniu przyczyniły się dogodne warunki przyrodnicze. Największe pogłowie bydła w Europie posiada Rosja. Dość dużo bydła chowa się też na Ukrainie (12 mln sztuk), w państwach nadbałtyckich, a także na Białorusi.</text:span></text:p>
      <text:p text:style-name="P4">Intensywny chów bydła opiera się na wykorzystaniu pasz oraz silnie rozbudowanego zaplecza technicznego (obór, urządzeń do mechanicznego udoju). Występuje w krajach Europy Zachodniej, nad Wielkimi Jeziorami i w północno-wschodnich rejonach USA, w północno-wschodnich Chinach oraz na terytorium Wiktoria w Australii. Najczęściej jest to chów o kierunku mlecznym lub mleczno-mięsnym.</text:p>
      <text:p text:style-name="P3">Ekstensywny chów bydła powiązany jest z wykorzystaniem wielkoobszarowych naturalnych pastwisk. Ma na celu przede wszystkim pozyskanie mięsa. Ten typ chowu występuje w Brazylii i Argentynie, zachodniej części Wielkich Równin i Wyżynie Kolorado w USA, południowo-zachodniej Rosji, północnym Kazachstanie, północno-wschodniej Australii oraz w Etiopii.</text:p>
      <text:p text:style-name="P3"><text:soft-page-break/>W wielu miejscach na świecie chów bydła ma charakter mieszany, tzn. wykorzystuje się zarówno rośliny pastewne, jak i naturalne pastwiska. Przykładem mogą być kraje skandynawskie i alpejskie, Polska, Czechy, Wenezuela, Nowa Zelandi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Helvetica, Arial, serif"/>
    <style:font-face style:name="PT Sans" svg:font-family="'PT Sans'"/>
    <style:font-face style:name="Tahoma2" svg:font-family="Tahoma"/>
    <style:font-face style:name="Tahoma" svg:font-family="Tahoma, Verdana, Arial"/>
    <style:font-face style:name="Ubuntu" svg:font-family="Ubuntu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9S</meta:editing-duration>
    <meta:editing-cycles>8</meta:editing-cycles>
    <meta:generator>LibreOffice/5.4.3.2$Windows_x86 LibreOffice_project/92a7159f7e4af62137622921e809f8546db437e5</meta:generator>
    <dc:date>2018-03-21T18:58:01.376000000</dc:date>
    <meta:document-statistic meta:table-count="0" meta:image-count="0" meta:object-count="0" meta:page-count="2" meta:paragraph-count="4" meta:word-count="517" meta:character-count="3870" meta:non-whitespace-character-count="3357"/>
    <meta:user-defined meta:name="Info 1"/>
    <meta:user-defined meta:name="Info 2"/>
    <meta:user-defined meta:name="Info 3"/>
    <meta:user-defined meta:name="Info 4"/>
  </office:meta>
</office:document-meta>
</file>